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1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1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1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1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1">
      <style:table-cell-properties fo:background-color="#FFFFD7"/>
    </style:style>
    <style:style style:name="ce16" style:family="table-cell" style:parent-style-name="Default" style:data-style-name="N41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1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1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41">
      <style:table-cell-properties fo:background-color="#AFD095"/>
    </style:style>
    <style:style style:name="ce32" style:family="table-cell" style:parent-style-name="Default" style:data-style-name="N41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2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41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41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9"/>
    <style:style style:name="ce57" style:family="table-cell" style:parent-style-name="Default" style:data-style-name="N41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0">
      <style:text-properties fo:font-weight="bold" style:font-weight-asian="bold" style:font-weight-complex="bold"/>
    </style:style>
    <style:style style:name="ce62" style:family="table-cell" style:parent-style-name="Default" style:data-style-name="N41">
      <style:text-properties fo:font-weight="bold" style:font-weight-asian="bold" style:font-weight-complex="bold"/>
    </style:style>
    <style:style style:name="ce63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3"/>
    <style:style style:name="ce67" style:family="table-cell" style:parent-style-name="Default" style:data-style-name="N14"/>
    <style:style style:name="ce68" style:family="table-cell" style:parent-style-name="Default" style:data-style-name="N40"/>
    <style:style style:name="ce69" style:family="table-cell" style:parent-style-name="Default" style:data-style-name="N44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9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41">
      <style:table-cell-properties fo:background-color="transparent"/>
    </style:style>
    <style:style style:name="ce74" style:family="table-cell" style:parent-style-name="Default" style:data-style-name="N39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41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45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1">
      <style:table-cell-properties fo:background-color="#E2EFDA"/>
      <style:text-properties fo:color="#FFFF38" fo:font-weight="bold" style:font-weight-asian="bold" style:font-weight-complex="bold"/>
    </style:style>
    <style:style style:name="ce86" style:family="table-cell" style:parent-style-name="Default" style:data-style-name="N41">
      <style:table-cell-properties fo:background-color="#E2EFDA"/>
    </style:style>
    <style:style style:name="ce87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90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1" style:family="table-cell" style:parent-style-name="Default" style:data-style-name="N46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92" style:family="table-cell" style:parent-style-name="Default" style:data-style-name="N41">
      <style:table-cell-properties fo:background-color="#AFD095"/>
      <style:text-properties style:font-name="Liberation Serif" style:font-name-asian="Liberation Serif" style:font-name-complex="Liberation Serif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4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0C2CD"/>
    </style:style>
    <style:style style:name="ce97" style:family="table-cell" style:parent-style-name="Default" style:data-style-name="N41">
      <style:table-cell-properties fo:background-color="#E0C2CD"/>
    </style:style>
    <style:style style:name="ce98" style:family="table-cell" style:parent-style-name="Default" style:data-style-name="N36">
      <style:table-cell-properties fo:background-color="#E0C2CD"/>
    </style:style>
    <style:style style:name="ce99" style:family="table-cell" style:parent-style-name="Default" style:data-style-name="N45">
      <style:table-cell-properties fo:background-color="#FFBF00"/>
    </style:style>
    <style:style style:name="ce100" style:family="table-cell" style:parent-style-name="Default" style:data-style-name="N39">
      <style:table-cell-properties fo:background-color="#E0C2CD"/>
    </style:style>
    <style:style style:name="ce101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03" style:family="table-cell" style:parent-style-name="Default" style:data-style-name="N37"/>
    <style:style style:name="ce104" style:family="table-cell" style:parent-style-name="Default" style:data-style-name="N4">
      <style:table-cell-properties fo:background-color="#FFFF00"/>
    </style:style>
    <style:style style:name="ce105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6" style:family="table-cell" style:parent-style-name="Default" style:data-style-name="N38"/>
    <style:style style:name="ce107" style:family="table-cell" style:parent-style-name="Default" style:data-style-name="N0">
      <style:text-properties fo:font-size="12pt" style:font-size-asian="12pt" style:font-size-complex="12pt"/>
    </style:style>
    <style:style style:name="ce108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109" style:family="table-cell" style:parent-style-name="Default" style:data-style-name="N40">
      <style:table-cell-properties fo:background-color="#E8F2A1"/>
    </style:style>
    <style:style style:name="ce110" style:family="table-cell" style:parent-style-name="Default" style:data-style-name="N40">
      <style:table-cell-properties fo:background-color="transparent"/>
    </style:style>
    <style:style style:name="ce11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9">
      <style:text-properties fo:color="#C9211E" fo:font-weight="bold" style:font-weight-asian="bold" style:font-weight-complex="bold"/>
    </style:style>
    <style:style style:name="ce11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fo:background-color="#81D41A"/>
    </style:style>
    <style:style style:name="ce115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116" style:family="table-cell" style:parent-style-name="Default" style:data-style-name="N41">
      <style:table-cell-properties fo:background-color="#81D41A"/>
      <style:text-properties fo:font-weight="bold" style:font-weight-asian="bold" style:font-weight-complex="bold"/>
    </style:style>
    <style:style style:name="ce117" style:family="table-cell" style:parent-style-name="Default" style:data-style-name="N41">
      <style:table-cell-properties fo:background-color="#81D41A"/>
    </style:style>
    <style:style style:name="ce118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20" style:family="table-cell" style:parent-style-name="Default" style:data-style-name="N41">
      <style:table-cell-properties fo:background-color="#FFBF00"/>
      <style:text-properties fo:font-weight="bold" style:font-weight-asian="bold" style:font-weight-complex="bold"/>
    </style:style>
    <style:style style:name="ce121" style:family="table-cell" style:parent-style-name="Default" style:data-style-name="N40">
      <style:table-cell-properties fo:background-color="#E0C2CD"/>
    </style:style>
    <style:style style:name="ce12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23" style:family="table-cell" style:parent-style-name="Default" style:data-style-name="N41">
      <style:table-cell-properties fo:border-top="none" fo:border-bottom="none" fo:border-left="none" fo:border-right="thin solid #000000" fo:background-color="#AFD095"/>
    </style:style>
    <style:style style:name="ce124" style:family="table-cell" style:parent-style-name="Default" style:data-style-name="N42">
      <style:table-cell-properties fo:border-top="thin solid #000000" fo:border-bottom="thin solid #000000" fo:border-left="none" fo:border-right="none"/>
    </style:style>
    <style:style style:name="ce12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7D1D5"/>
    </style:style>
    <style:style style:name="ce130" style:family="table-cell" style:parent-style-name="Default" style:data-style-name="N39">
      <style:table-cell-properties fo:background-color="#F7D1D5"/>
    </style:style>
    <style:style style:name="ce131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32" style:family="table-cell" style:parent-style-name="Default" style:data-style-name="N36"/>
    <style:style style:name="ce133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40">
      <style:table-cell-properties fo:background-color="#81D41A"/>
    </style:style>
    <style:style style:name="ce135" style:family="table-cell" style:parent-style-name="Default" style:data-style-name="N0">
      <style:table-cell-properties fo:background-color="#FFA6A6"/>
    </style:style>
    <style:style style:name="ce136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BBE33D"/>
    </style:style>
    <style:style style:name="ce138" style:family="table-cell" style:parent-style-name="Default" style:data-style-name="N4">
      <style:table-cell-properties fo:background-color="#BBE33D"/>
    </style:style>
    <style:style style:name="ce13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style:vertical-align="automatic"/>
    </style:style>
    <style:style style:name="ce141" style:family="table-cell" style:parent-style-name="Default" style:data-style-name="N0">
      <style:table-cell-properties fo:background-color="#FFD8CE"/>
    </style:style>
    <style:style style:name="ce14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3" style:family="table-cell" style:parent-style-name="Default" style:data-style-name="N39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5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81D41A"/>
    </style:style>
    <style:style style:name="ce147" style:family="table-cell" style:parent-style-name="Default" style:data-style-name="N0">
      <style:table-cell-properties fo:background-color="#D4EA6B"/>
    </style:style>
    <style:style style:name="ce148" style:family="table-cell" style:parent-style-name="Default" style:data-style-name="N41">
      <style:table-cell-properties fo:background-color="#D4EA6B"/>
    </style:style>
    <style:style style:name="ce149" style:family="table-cell" style:parent-style-name="Default" style:data-style-name="N4">
      <style:table-cell-properties fo:background-color="#D4EA6B"/>
    </style:style>
    <style:style style:name="ce15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1" style:family="table-cell" style:parent-style-name="Default" style:data-style-name="N39">
      <style:table-cell-properties fo:background-color="#D4EA6B"/>
    </style:style>
    <style:style style:name="ce152" style:family="table-cell" style:parent-style-name="Default" style:data-style-name="N41">
      <style:table-cell-properties fo:background-color="#FFD8CE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fo:background-color="#FFD8CE"/>
    </style:style>
    <style:style style:name="ce154" style:family="table-cell" style:parent-style-name="Default" style:data-style-name="N41">
      <style:table-cell-properties fo:background-color="#FFD8CE"/>
    </style:style>
    <style:style style:name="ce155" style:family="table-cell" style:parent-style-name="Default" style:data-style-name="N0">
      <style:table-cell-properties fo:background-color="#FFD7D7"/>
    </style:style>
    <style:style style:name="ce15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57" style:family="table-cell" style:parent-style-name="Default" style:data-style-name="N41">
      <style:table-cell-properties fo:background-color="#FFD7D7"/>
    </style:style>
    <style:style style:name="ce158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59" style:family="table-cell" style:parent-style-name="Default" style:data-style-name="N41">
      <style:table-cell-properties fo:border-top="thin solid #000000" fo:border-bottom="none" fo:border-left="none" fo:border-right="none" fo:background-color="#FFD7D7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61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6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164" style:family="table-cell" style:parent-style-name="Default" style:data-style-name="N41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069A2E"/>
    </style:style>
    <style:style style:name="ce167" style:family="table-cell" style:parent-style-name="Default" style:data-style-name="N39">
      <style:table-cell-properties fo:background-color="#FFD7D7"/>
    </style:style>
    <style:style style:name="ce168" style:family="table-cell" style:parent-style-name="Default" style:data-style-name="N4">
      <style:table-cell-properties fo:background-color="#FFD7D7"/>
    </style:style>
    <style:style style:name="ce169" style:family="table-cell" style:parent-style-name="Default" style:data-style-name="N41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70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71" style:family="table-cell" style:parent-style-name="Default" style:data-style-name="N39">
      <style:text-properties fo:font-weight="bold" style:font-weight-asian="bold" style:font-weight-complex="bold"/>
    </style:style>
    <style:style style:name="ce172" style:family="table-cell" style:parent-style-name="Default" style:data-style-name="N40"/>
    <style:style style:name="ce173" style:family="table-cell" style:parent-style-name="Default" style:data-style-name="N41"/>
    <style:style style:name="ce17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2.2225cm" style:use-optimal-column-width="true"/>
    </style:style>
    <style:style style:name="co26" style:family="table-column">
      <style:table-column-properties fo:break-before="auto" style:column-width="2.80458333333333cm"/>
    </style:style>
    <style:style style:name="co27" style:family="table-column">
      <style:table-column-properties fo:break-before="auto" style:column-width="1.666875cm"/>
    </style:style>
    <style:style style:name="co28" style:family="table-column">
      <style:table-column-properties fo:break-before="auto" style:column-width="1.85208333333333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6.00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2.2225cm"/>
    </style:style>
    <style:style style:name="co35" style:family="table-column">
      <style:table-column-properties fo:break-before="auto" style:column-width="7.01145833333333cm"/>
    </style:style>
    <style:style style:name="co36" style:family="table-column">
      <style:table-column-properties fo:break-before="auto" style:column-width="1.74625cm"/>
    </style:style>
    <style:style style:name="co37" style:family="table-column">
      <style:table-column-properties fo:break-before="auto" style:column-width="2.38125cm"/>
    </style:style>
    <style:style style:name="co38" style:family="table-column">
      <style:table-column-properties fo:break-before="auto" style:column-width="2.06375cm" style:use-optimal-column-width="true"/>
    </style:style>
    <style:style style:name="co39" style:family="table-column">
      <style:table-column-properties fo:break-before="auto" style:column-width="1.825625cm" style:use-optimal-column-width="true"/>
    </style:style>
    <style:style style:name="co40" style:family="table-column">
      <style:table-column-properties fo:break-before="auto" style:column-width="2.24895833333333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5208333333333cm"/>
    </style:style>
    <style:style style:name="co44" style:family="table-column">
      <style:table-column-properties fo:break-before="auto" style:column-width="1.87854166666667cm"/>
    </style:style>
    <style:style style:name="co45" style:family="table-column">
      <style:table-column-properties fo:break-before="auto" style:column-width="1.905cm"/>
    </style:style>
    <style:style style:name="co46" style:family="table-column">
      <style:table-column-properties fo:break-before="auto" style:column-width="5.55625cm"/>
    </style:style>
    <style:style style:name="co47" style:family="table-column">
      <style:table-column-properties fo:break-before="auto" style:column-width="1.93145833333333cm"/>
    </style:style>
    <style:style style:name="co48" style:family="table-column">
      <style:table-column-properties fo:break-before="auto" style:column-width="6.270625cm"/>
    </style:style>
    <style:style style:name="co49" style:family="table-column">
      <style:table-column-properties fo:break-before="auto" style:column-width="0.9525cm"/>
    </style:style>
    <style:style style:name="co50" style:family="table-column">
      <style:table-column-properties fo:break-before="auto" style:column-width="1.53458333333333cm"/>
    </style:style>
    <style:style style:name="co51" style:family="table-column">
      <style:table-column-properties fo:break-before="auto" style:column-width="1.984375cm"/>
    </style:style>
    <style:style style:name="co52" style:family="table-column">
      <style:table-column-properties fo:break-before="auto" style:column-width="1.190625cm"/>
    </style:style>
    <style:style style:name="co53" style:family="table-column">
      <style:table-column-properties fo:break-before="auto" style:column-width="1.08479166666667cm"/>
    </style:style>
    <style:style style:name="co54" style:family="table-column">
      <style:table-column-properties fo:break-before="auto" style:column-width="1.21708333333333cm"/>
    </style:style>
    <style:style style:name="co55" style:family="table-column">
      <style:table-column-properties fo:break-before="auto" style:column-width="6.746875cm"/>
    </style:style>
    <style:style style:name="co56" style:family="table-column">
      <style:table-column-properties fo:break-before="auto" style:column-width="0.608541666666667cm"/>
    </style:style>
    <style:style style:name="co57" style:family="table-column">
      <style:table-column-properties fo:break-before="auto" style:column-width="0.582083333333333cm"/>
    </style:style>
    <style:style style:name="co58" style:family="table-column">
      <style:table-column-properties fo:break-before="auto" style:column-width="0.47625cm"/>
    </style:style>
    <style:style style:name="co59" style:family="table-column">
      <style:table-column-properties fo:break-before="auto" style:column-width="0.529166666666667cm"/>
    </style:style>
    <style:style style:name="co60" style:family="table-column">
      <style:table-column-properties fo:break-before="auto" style:column-width="2.54cm"/>
    </style:style>
    <style:style style:name="co61" style:family="table-column">
      <style:table-column-properties fo:break-before="auto" style:column-width="6.985cm"/>
    </style:style>
    <style:style style:name="co62" style:family="table-column">
      <style:table-column-properties fo:break-before="auto" style:column-width="2.09020833333333cm"/>
    </style:style>
    <style:style style:name="co63" style:family="table-column">
      <style:table-column-properties fo:break-before="auto" style:column-width="1.13770833333333cm"/>
    </style:style>
    <style:style style:name="co64" style:family="table-column">
      <style:table-column-properties fo:break-before="auto" style:column-width="1.24354166666667cm"/>
    </style:style>
    <style:style style:name="co65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95511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41072" table:formula="of:=['12_24'.E2]" table:style-name="ce15">
            <text:p>-41.072,00</text:p>
          </table:table-cell>
          <table:table-cell office:value-type="float" office:value="731257.69" table:formula="of:=[.B14]+[.C14]+[.D13]" table:style-name="ce16">
            <text:p>73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59142.31000000006" table:formula="of:=SUM([.C3:.C14])" table:style-name="ce31">
            <text:p>-659.142,31</text:p>
          </table:table-cell>
          <table:table-cell office:value-type="float" office:value="731257.69" table:formula="of:=[.B15]+[.C15]" table:style-name="ce32">
            <text:p>73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928.52583333334" table:formula="of:=[.C15]/[.A16]" table:style-name="ce38">
            <text:p>-54.928,53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14000" table:formula="of:=['10_23'.F2]" table:style-name="ce14">
            <text:p>14.0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38278.63" table:formula="of:=[.E12]+[.F12]+[.G11]" table:style-name="ce17">
            <text:p>138.2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108791.56999999999" table:formula="of:=['11_23'.E2]" table:style-name="ce15">
            <text:p>-108.791,57</text:p>
          </table:table-cell>
          <table:table-cell office:value-type="float" office:value="191444.42700000003" table:formula="of:=[.B13]+[.C13]+[.D12]" table:style-name="ce16">
            <text:p>191.444,43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-72942.58" table:formula="of:=['11_23'.G2]" table:style-name="ce15">
            <text:p>-72.942,58</text:p>
          </table:table-cell>
          <table:table-cell office:value-type="float" office:value="65336.05" table:formula="of:=[.E13]+[.F13]+[.G12]" table:style-name="ce17">
            <text:p>65.336,05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307384.91700000002" table:formula="of:=[.B14]+[.C14]+[.D13]" table:style-name="ce16">
            <text:p>307.384,92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65336.05" table:formula="of:=[.E14]+[.F14]+[.G13]" table:style-name="ce17">
            <text:p>65.336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91914.08300000004" table:formula="of:=SUM([.C3:.C14])" table:style-name="ce31">
            <text:p>-491.914,08</text:p>
          </table:table-cell>
          <table:table-cell office:value-type="float" office:value="307384.91699999996" table:formula="of:=[.B15]+[.C15]" table:style-name="ce32">
            <text:p>307.384,92</text:p>
          </table:table-cell>
          <table:table-cell office:value-type="float" office:value="542591.55000000005" table:formula="of:=SUM([.E3:.E14])" table:style-name="ce30">
            <text:p>542.591,55</text:p>
          </table:table-cell>
          <table:table-cell office:value-type="float" office:value="-477255.5" table:formula="of:=SUM([.F3:.F14])" table:style-name="ce31">
            <text:p>-477.255,50</text:p>
          </table:table-cell>
          <table:table-cell office:value-type="float" office:value="65336.050000000047" table:formula="of:=[.E15]+[.F15]" table:style-name="ce32">
            <text:p>65.336,05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992.840250000001" table:formula="of:=[.C15]/[.A16]" table:style-name="ce38">
            <text:p>-40.992,84</text:p>
          </table:table-cell>
          <table:table-cell table:style-name="ce38"/>
          <table:table-cell office:value-type="float" office:value="45215.962500000001" table:formula="of:=[.E15]/[.A16]" table:style-name="ce38">
            <text:p>45.215,96</text:p>
          </table:table-cell>
          <table:table-cell office:value-type="float" office:value="-39771.291666666664" table:formula="of:=[.F15]/[.A16]" table:style-name="ce38">
            <text:p>-39.771,29</text:p>
          </table:table-cell>
          <table:table-cell office:value-type="float" office:value="5444.6708333333372" table:formula="of:=[.G15]/[.A16]" table:style-name="ce38">
            <text:p>5.444,67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2]+['12_23'.F25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8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muayene <text:s text:c="17"/>1207 TL</text:p>
          </table:table-cell>
          <table:table-cell table:number-columns-repeated="2" table:style-name="ce2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4931" table:formula="of:=[.F49]+[.D50]-[.E50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481" table:formula="of:=[.F50]+[.D51]-[.E51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66">
            <text:p>15.Kas</text:p>
          </table:table-cell>
          <table:table-cell table:style-name="ce1"/>
          <table:table-cell table:number-columns-repeated="2" table:style-name="ce25"/>
          <table:table-cell office:value-type="float" office:value="1481" table:formula="of:=[.F51]+[.D52]-[.E52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1481" table:formula="of:=[.F52]+[.D53]-[.E53]" table:style-name="ce25">
            <text:p>1.481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6375" table:default-cell-style-name="ce1"/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56">
            <text:p>2023 YILI NAZAN BALCI</text:p>
          </table:table-cell>
          <table:table-cell table:number-columns-repeated="4" table:style-name="ce1"/>
          <table:table-cell table:style-name="ce85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4" table:style-name="ce1"/>
          <table:table-cell office:value-type="string" table:style-name="ce1">
            <text:p>Nazan</text:p>
          </table:table-cell>
          <table:table-cell office:value-type="string" table:style-name="ce1">
            <text:p>Tahsilat</text:p>
          </table:table-cell>
          <table:table-cell office:value-type="string" table:style-name="ce1">
            <text:p>Nazana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string" table:style-name="ce1">
            <text:p>2023 YILI NAZAN BALCI</text:p>
          </table:table-cell>
          <table:table-cell table:style-name="ce1"/>
          <table:table-cell office:value-type="string" table:style-name="ce1">
            <text:p>Giriş</text:p>
          </table:table-cell>
          <table:table-cell table:style-name="ce61"/>
          <table:table-cell office:value-type="string" table:style-name="ce1">
            <text:p>Hisseden Kalan</text:p>
          </table:table-cell>
          <table:table-cell office:value-type="string" table:style-name="ce1">
            <text:p>Durumu</text:p>
          </table:table-cell>
          <table:table-cell office:value-type="string" table:style-name="ce1">
            <text:p>Ödenecek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Toplam</text:p>
          </table:table-cell>
          <table:table-cell office:value-type="float" office:value="710000" table:formula="of:=SUBTOTAL(109;[.$D$22:.$D$45])" table:style-name="ce31">
            <text:p>710.000,00</text:p>
          </table:table-cell>
          <table:table-cell table:style-name="ce1"/>
          <table:table-cell office:value-type="float" office:value="86818.08100000002" table:formula="of:=SUBTOTAL(109;[.$F$22:.$F$45])*-1" table:style-name="ce42">
            <text:p>86.818,08</text:p>
          </table:table-cell>
          <table:table-cell table:style-name="ce1"/>
          <table:table-cell office:value-type="float" office:value="-10000" table:formula="of:=SUBTOTAL(109;[.$H$21:.$H$27])*-1" table:style-name="ce86">
            <text:p>-10.000,00</text:p>
          </table:table-cell>
          <table:table-cell table:style-name="ce42"/>
          <table:table-cell table:number-columns-repeated="16375"/>
        </table:table-row>
        <table:table-row table:number-rows-repeated="10" table:style-name="ro4">
          <table:table-cell/>
          <table:table-cell table:number-columns-repeated="2" table:style-name="ce1"/>
          <table:table-cell table:style-name="ce31"/>
          <table:table-cell table:style-name="ce1"/>
          <table:table-cell table:style-name="ce42"/>
          <table:table-cell table:style-name="ce1"/>
          <table:table-cell table:style-name="ce86"/>
          <table:table-cell table:style-name="ce42"/>
          <table:table-cell table:number-columns-repeated="16375"/>
        </table:table-row>
        <table:table-row table:number-rows-repeated="2" table:style-name="ro4">
          <table:table-cell/>
          <table:table-cell table:number-columns-repeated="2" table:style-name="ce1"/>
          <table:table-cell table:style-name="ce31"/>
          <table:table-cell table:style-name="ce1"/>
          <table:table-cell table:style-name="ce42"/>
          <table:table-cell table:style-name="ce1"/>
          <table:table-cell table:style-name="ce86"/>
          <table:table-cell table:style-name="ce42"/>
          <table:table-cell table:number-columns-repeated="16375" table:style-name="ce1"/>
        </table:table-row>
        <table:table-row table:number-rows-repeated="2" table:style-name="ro4">
          <table:table-cell/>
          <table:table-cell table:number-columns-repeated="3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87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88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89">
            <text:p>Genel Toplam</text:p>
          </table:table-cell>
          <table:table-cell table:number-columns-repeated="16375" table:style-name="ce1"/>
        </table:table-row>
        <table:table-row table:style-name="ro4">
          <table:table-cell/>
          <table:table-cell table:number-columns-repeated="9" table:style-name="ce1"/>
          <table:table-cell table:style-name="ce90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">
            <text:p>snyCD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39313.847999999998" table:formula="of:=IF([.G25]=0;[.D25]*[.E25]*-1;0)" table:style-name="ce92">
            <text:p>-39.313,85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5]=1;[.D25]*[.E25]*-1;0)" table:style-name="ce62">
            <text:p>0,00</text:p>
          </table:table-cell>
          <table:table-cell office:value-type="float" office:value="-49329.729000000007" table:formula="of:=[.I26]+[.H25]" table:style-name="ce42">
            <text:p>-49.329,73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snyB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39313.847999999998" table:formula="of:=IF([.G26]=0;[.D26]*[.E26]*-1;0)" table:style-name="ce92">
            <text:p>-39.313,85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26]=1;[.D26]*[.E26]*-1;0)" table:style-name="ce62">
            <text:p>0,00</text:p>
          </table:table-cell>
          <table:table-cell office:value-type="float" office:value="-49329.729000000007" table:formula="of:=[.I27]+[.H26]" table:style-name="ce42">
            <text:p>-4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2-30T00:00:00" table:style-name="ce66">
            <text:p>30.Ara</text:p>
          </table:table-cell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0000" table:style-name="ce1">
            <text:p>10000</text:p>
          </table:table-cell>
          <table:table-cell office:value-type="float" office:value="-49329.729000000007" table:formula="of:=[.I28]+[.H27]" table:style-name="ce42">
            <text:p>-4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30T00:00:00" table:style-name="ce66">
            <text:p>30.Kas</text:p>
          </table:table-cell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0000" table:style-name="ce1">
            <text:p>10000</text:p>
          </table:table-cell>
          <table:table-cell office:value-type="float" office:value="-59329.729000000007" table:formula="of:=[.I30]+[.H28]" table:style-name="ce42">
            <text:p>-59.329,73</text:p>
          </table:table-cell>
          <table:table-cell table:number-columns-repeated="16375" table:style-name="ce1"/>
        </table:table-row>
        <table:table-row table:style-name="ro4" table:visibility="filter">
          <table:table-cell/>
          <table:table-cell table:number-columns-repeated="2" table:style-name="ce1"/>
          <table:table-cell table:style-name="ce31"/>
          <table:table-cell table:number-columns-repeated="16380" table:style-name="ce1"/>
        </table:table-row>
        <table:table-row table:style-name="ro4">
          <table:table-cell/>
          <table:table-cell office:value-type="date" office:date-value="2023-10-30T00:00:00" table:style-name="ce66">
            <text:p>30.Eki</text:p>
          </table:table-cell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0000" table:style-name="ce1">
            <text:p>10000</text:p>
          </table:table-cell>
          <table:table-cell office:value-type="float" office:value="-69329.729000000007" table:formula="of:=[.I31]+[.H30]" table:style-name="ce42">
            <text:p>-6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6T00:00:00" table:style-name="ce56">
            <text:p>26.09.2023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1]=0;[.D31]*[.E31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656.923999999999" table:formula="of:=IF([.G31]=1;[.D31]*[.E31]*-1;0)" table:style-name="ce62">
            <text:p>-19.656,92</text:p>
          </table:table-cell>
          <table:table-cell office:value-type="float" office:value="-79329.729000000007" table:formula="of:=[.I32]+[.H31]" table:style-name="ce42">
            <text:p>-7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66">
            <text:p>30.Eki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2340.11" table:formula="of:=IF([.G32]=0;[.D32]*[.E32]*-1;0)" table:style-name="ce92">
            <text:p>-2.340,11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2]=1;[.D32]*[.E32]*-1;0)" table:style-name="ce62">
            <text:p>0,00</text:p>
          </table:table-cell>
          <table:table-cell office:value-type="float" office:value="-59672.805000000008" table:formula="of:=[.I33]+[.H32]" table:style-name="ce42">
            <text:p>-59.672,8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3]=0;[.D33]*[.E33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702.03300000000002" table:formula="of:=IF([.G33]=1;[.D33]*[.E33]*-1;0)" table:style-name="ce62">
            <text:p>-702,03</text:p>
          </table:table-cell>
          <table:table-cell office:value-type="float" office:value="-59672.805000000008" table:formula="of:=[.I34]+[.H33]" table:style-name="ce42">
            <text:p>-59.672,81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23T00:00:00" table:style-name="ce66">
            <text:p>23.Eyl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4]=0;[.D34]*[.E34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9422.913" table:formula="of:=IF([.G34]=1;[.D34]*[.E34]*-1;0)" table:style-name="ce62">
            <text:p>-19.422,91</text:p>
          </table:table-cell>
          <table:table-cell office:value-type="float" office:value="-58970.772000000004" table:formula="of:=[.I35]+[.H34]" table:style-name="ce42">
            <text:p>-58.970,77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4-01-30T00:00:00" table:style-name="ce80">
            <text:p>30.01.2024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638.077" table:formula="of:=IF([.G35]=0;[.D35]*[.E35]*-1;0)" table:style-name="ce92">
            <text:p>-1.638,08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5]=1;[.D35]*[.E35]*-1;0)" table:style-name="ce62">
            <text:p>0,00</text:p>
          </table:table-cell>
          <table:table-cell office:value-type="float" office:value="-39547.859000000004" table:formula="of:=[.I36]+[.H35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2-30T00:00:00" table:style-name="ce80">
            <text:p>30.12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404.066" table:formula="of:=IF([.G36]=0;[.D36]*[.E36]*-1;0)" table:style-name="ce92">
            <text:p>-1.404,07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6]=1;[.D36]*[.E36]*-1;0)" table:style-name="ce62">
            <text:p>0,00</text:p>
          </table:table-cell>
          <table:table-cell office:value-type="float" office:value="-39547.859000000004" table:formula="of:=[.I37]+[.H36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1-30T00:00:00" table:style-name="ce80">
            <text:p>30.11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404.066" table:formula="of:=IF([.G37]=0;[.D37]*[.E37]*-1;0)" table:style-name="ce92">
            <text:p>-1.404,07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7]=1;[.D37]*[.E37]*-1;0)" table:style-name="ce62">
            <text:p>0,00</text:p>
          </table:table-cell>
          <table:table-cell office:value-type="float" office:value="-39547.859000000004" table:formula="of:=[.I38]+[.H37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0-30T00:00:00" table:style-name="ce80">
            <text:p>30.10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-1404.066" table:formula="of:=IF([.G38]=0;[.D38]*[.E38]*-1;0)" table:style-name="ce92">
            <text:p>-1.404,07</text:p>
          </table:table-cell>
          <table:table-cell office:value-type="float" office:value="0" table:style-name="ce88">
            <text:p>0</text:p>
          </table:table-cell>
          <table:table-cell office:value-type="float" office:value="0" table:formula="of:=IF([.G38]=1;[.D38]*[.E38]*-1;0)" table:style-name="ce62">
            <text:p>0,00</text:p>
          </table:table-cell>
          <table:table-cell office:value-type="float" office:value="-39547.859000000004" table:formula="of:=[.I39]+[.H38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30T00:00:00" table:style-name="ce80">
            <text:p>30.09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39]=0;[.D39]*[.E39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404.066" table:formula="of:=IF([.G39]=1;[.D39]*[.E39]*-1;0)" table:style-name="ce62">
            <text:p>-1.404,07</text:p>
          </table:table-cell>
          <table:table-cell office:value-type="float" office:value="-39547.859000000004" table:formula="of:=[.I40]+[.H39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02T00:00:00" table:style-name="ce80">
            <text:p>2.09.20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40]=0;[.D40]*[.E40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5210.715" table:formula="of:=IF([.G40]=1;[.D40]*[.E40]*-1;0)" table:style-name="ce62">
            <text:p>-15.210,72</text:p>
          </table:table-cell>
          <table:table-cell office:value-type="float" office:value="-38143.793000000005" table:formula="of:=[.I41]+[.H40]" table:style-name="ce42">
            <text:p>-38.143,79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41]=0;[.D41]*[.E41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11700.55" table:formula="of:=IF([.G41]=1;[.D41]*[.E41]*-1;0)" table:style-name="ce62">
            <text:p>-11.700,55</text:p>
          </table:table-cell>
          <table:table-cell office:value-type="float" office:value="-22933.078000000001" table:formula="of:=[.I42]+[.H41]" table:style-name="ce42">
            <text:p>-22.933,08</text:p>
          </table:table-cell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42]=0;[.D42]*[.E42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6571.0288799999998" table:formula="of:=IF([.G42]=1;[.D42]*[.E42]*-1;0)" table:style-name="ce62">
            <text:p>-6.571,03</text:p>
          </table:table-cell>
          <table:table-cell office:value-type="float" office:value="-11232.528" table:formula="of:=[.I43]+[.H42]" table:style-name="ce42">
            <text:p>-11.232,53</text:p>
          </table:table-cell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43]=0;[.D43]*[.E43]*-1;0)" table:style-name="ce92">
            <text:p>0,00</text:p>
          </table:table-cell>
          <table:table-cell office:value-type="float" office:value="1" table:style-name="ce88">
            <text:p>1</text:p>
          </table:table-cell>
          <table:table-cell office:value-type="float" office:value="-3042.143" table:formula="of:=IF([.G43]=1;[.D43]*[.E43]*-1;0)" table:style-name="ce62">
            <text:p>-3.042,14</text:p>
          </table:table-cell>
          <table:table-cell office:value-type="float" office:value="-4661.4991200000004" table:formula="of:=[.I44]+[.H43]" table:style-name="ce42">
            <text:p>-4.661,50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2-06T00:00:00" table:style-name="ce80">
            <text:p>6.02.2023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4011" table:style-name="ce91">
            <text:p>23,4011%</text:p>
          </table:table-cell>
          <table:table-cell office:value-type="float" office:value="0" table:formula="of:=IF([.G44]=0;[.D44]*[.E44]*-1;0)" table:style-name="ce92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619.3561199999999" table:formula="of:=IF([.G44]=1;[.D44]*[.E44]*-1;0)" table:style-name="ce62">
            <text:p>-1.619,36</text:p>
          </table:table-cell>
          <table:table-cell office:value-type="float" office:value="-1619.3561199999999" table:formula="of:=[.H44]" table:style-name="ce42">
            <text:p>-1.619,36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7" table:style-name="ce1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NAZAN</text:p>
          </table:table-cell>
          <table:table-cell office:value-type="float" office:value="76818.08100000002" table:formula="of:=[.$F$6]+[.H6]" table:style-name="ce42">
            <text:p>76.818,08</text:p>
          </table:table-cell>
          <table:table-cell office:value-type="percentage" office:value="2.5000000000000001E-2" table:style-name="ce94">
            <text:p>2,50%</text:p>
          </table:table-cell>
          <table:table-cell office:value-type="float" office:value="1920.4520250000005" table:formula="of:=[.D48]*[.E48]" table:style-name="ce42">
            <text:p>1.920,45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633181.91899999999" table:formula="of:=[.$D$6]-[.$F$6]-[.H6]" table:style-name="ce42">
            <text:p>633.181,92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15829.547975000001" table:formula="of:=[.D49]*[.E49]" table:style-name="ce42">
            <text:p>15.829,55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/>
        </table:table-row>
        <table:table-row table:number-rows-repeated="1048526" table:style-name="ro4">
          <table:table-cell table:number-columns-repeated="16384"/>
        </table:table-row>
      </table:table>
      <table:table table:name="12_23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6:.D32])" table:style-name="ce60">
            <text:p>149.800,00</text:p>
          </table:table-cell>
          <table:table-cell office:value-type="float" office:value="-33859.51" table:formula="of:=SUM([.E6:.E32])" table:style-name="ce60">
            <text:p>-33.859,51</text:p>
          </table:table-cell>
          <table:table-cell office:value-type="float" office:value="0" table:formula="of:=SUM([.F6:.F32])" table:style-name="ce60">
            <text:p>0,00</text:p>
          </table:table-cell>
          <table:table-cell office:value-type="float" office:value="0" table:formula="of:=SUM([.G6:.G32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95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5]" table:style-name="ce62">
            <text:p>-4.689,99</text:p>
          </table:table-cell>
          <table:table-cell table:style-name="ce42"/>
          <table:table-cell table:style-name="ce1"/>
          <table:table-cell office:value-type="float" office:value="-152" table:formula="of:=[.H12]+[.F13]+[.G1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8]" table:style-name="ce62">
            <text:p>-4.574,44</text:p>
          </table:table-cell>
          <table:table-cell table:number-columns-repeated="2" table:style-name="ce1"/>
          <table:table-cell office:value-type="float" office:value="-152" table:formula="of:=[.H13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5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6]+[.F27]+[.G27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number-columns-repeated="3" table:style-name="ce1"/>
          <table:table-cell office:value-type="float" office:value="-152" table:formula="of:=[.H27]+[.F28]+[.G28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8]+[.F29]+[.G29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9]+[.F30]+[.G3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0]+[.F31]+[.G31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1]+[.F32]+[.G32]" table:style-name="ce42">
            <text:p>-152,00</text:p>
          </table:table-cell>
          <table:table-cell table:number-columns-repeated="16376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99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4:.D51])" table:style-name="ce76">
            <text:p>0,00</text:p>
          </table:table-cell>
          <table:table-cell office:value-type="float" office:value="0" table:formula="of:=SUM([.E44:.E50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6:.E75])" table:style-name="ce55">
            <text:p>-4689,99</text:p>
          </table:table-cell>
          <table:table-cell office:value-type="float" office:value="0" table:formula="of:=SUM([.F56:.F75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9:.E87])" table:style-name="ce55">
            <text:p>-4574,44</text:p>
          </table:table-cell>
          <table:table-cell office:value-type="float" office:value="0" table:formula="of:=SUM([.F79:.F87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style-name="ce62"/>
          <table:table-cell table:number-columns-repeated="16379"/>
        </table:table-row>
        <table:table-row table:number-rows-repeated="8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12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4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39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6:.D30])" table:style-name="ce60">
            <text:p>142.800,00</text:p>
          </table:table-cell>
          <table:table-cell office:value-type="float" office:value="-108791.56999999999" table:formula="of:=SUM([.E4:.E28])" table:style-name="ce60">
            <text:p>-108.791,57</text:p>
          </table:table-cell>
          <table:table-cell office:value-type="float" office:value="0" table:formula="of:=SUM([.F6:.F31])" table:style-name="ce60">
            <text:p>0,00</text:p>
          </table:table-cell>
          <table:table-cell office:value-type="float" office:value="-72942.58" table:formula="of:=SUM([.G4:.G31])" table:style-name="ce60">
            <text:p>-72.942,58</text:p>
          </table:table-cell>
          <table:table-cell office:value-type="float" office:value="-72942.58" table:formula="of:=[.F2]+[.G2]" table:style-name="ce60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95">
            <text:p>2240 Turkcell fatura</text:p>
          </table:table-cell>
          <table:table-cell table:number-columns-repeated="2" table:style-name="ce1"/>
          <table:table-cell office:value-type="float" office:value="-152" table:style-name="ce173">
            <text:p>-152,00</text:p>
          </table:table-cell>
          <table:table-cell table:style-name="ce174"/>
          <table:table-cell office:value-type="float" office:value="-152" table:style-name="ce173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style-name="ce1"/>
          <table:table-cell table:style-name="ce173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style-name="ce1"/>
          <table:table-cell table:style-name="ce173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style-name="ce1"/>
          <table:table-cell table:style-name="ce173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173">
            <text:p>-250,00</text:p>
          </table:table-cell>
          <table:table-cell table:style-name="ce1"/>
          <table:table-cell office:value-type="float" office:value="-250" table:style-name="ce173">
            <text:p>-250,00</text:p>
          </table:table-cell>
          <table:table-cell office:value-type="float" office:value="-402" table:formula="of:=[.H7]+[.F8]+[.G8]" table:style-name="ce42">
            <text:p>-40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3]*-1" table:style-name="ce25">
            <text:p>0,00</text:p>
          </table:table-cell>
          <table:table-cell table:style-name="ce42"/>
          <table:table-cell table:style-name="ce173"/>
          <table:table-cell office:value-type="float" office:value="-402" table:formula="of:=[.H8]+[.F9]+[.G9]" table:style-name="ce42">
            <text:p>-40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9]" table:style-name="ce62">
            <text:p>-5.698,99</text:p>
          </table:table-cell>
          <table:table-cell table:style-name="ce42"/>
          <table:table-cell table:style-name="ce173"/>
          <table:table-cell office:value-type="float" office:value="-402" table:formula="of:=[.H9]+[.F10]+[.G10]" table:style-name="ce42">
            <text:p>-40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5]" table:style-name="ce62">
            <text:p>-71.595,50</text:p>
          </table:table-cell>
          <table:table-cell table:style-name="ce1"/>
          <table:table-cell office:value-type="float" office:value="-71595.5" table:style-name="ce173">
            <text:p>-71.595,50</text:p>
          </table:table-cell>
          <table:table-cell office:value-type="float" office:value="-71997.5" table:formula="of:=[.H10]+[.F11]+[.G11]" table:style-name="ce42">
            <text:p>-71.997,5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style-name="ce1"/>
          <table:table-cell table:style-name="ce173"/>
          <table:table-cell office:value-type="float" office:value="-71997.5" table:formula="of:=[.H11]+[.F12]+[.G12]" table:style-name="ce42">
            <text:p>-71.997,5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style-name="ce1"/>
          <table:table-cell table:style-name="ce173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173">
            <text:p>-945,08</text:p>
          </table:table-cell>
          <table:table-cell table:style-name="ce62"/>
          <table:table-cell office:value-type="float" office:value="-945.08" table:style-name="ce173">
            <text:p>-945,08</text:p>
          </table:table-cell>
          <table:table-cell office:value-type="float" office:value="-72942.58" table:formula="of:=[.H12]+[.F14]+[.G14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173"/>
          <table:table-cell office:value-type="float" office:value="-72942.58" table:formula="of:=[.H14]+[.F15]+[.G15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173"/>
          <table:table-cell office:value-type="float" office:value="-72942.58" table:formula="of:=[.H15]+[.F16]+[.G16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173"/>
          <table:table-cell office:value-type="float" office:value="-72942.58" table:formula="of:=[.H16]+[.F17]+[.G17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style-name="ce42"/>
          <table:table-cell table:style-name="ce173"/>
          <table:table-cell office:value-type="float" office:value="-72942.58" table:formula="of:=[.H17]+[.F18]+[.G18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style-name="ce42"/>
          <table:table-cell table:style-name="ce173"/>
          <table:table-cell office:value-type="float" office:value="-72942.58" table:formula="of:=[.H18]+[.F19]+[.G19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style-name="ce42"/>
          <table:table-cell table:style-name="ce173"/>
          <table:table-cell office:value-type="float" office:value="-72942.58" table:formula="of:=[.H19]+[.F20]+[.G20]" table:style-name="ce42">
            <text:p>-72.942,5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42"/>
          <table:table-cell table:style-name="ce173"/>
          <table:table-cell office:value-type="float" office:value="-72942.58" table:formula="of:=[.H20]+[.F21]+[.G21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style-name="ce42"/>
          <table:table-cell table:style-name="ce173"/>
          <table:table-cell office:value-type="float" office:value="-72942.58" table:formula="of:=[.H21]+[.F22]+[.G22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style-name="ce42"/>
          <table:table-cell table:style-name="ce173"/>
          <table:table-cell office:value-type="float" office:value="-72942.58" table:formula="of:=[.H22]+[.F23]+[.G23]" table:style-name="ce42">
            <text:p>-72.942,5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style-name="ce42"/>
          <table:table-cell table:style-name="ce173"/>
          <table:table-cell office:value-type="float" office:value="-72942.58" table:formula="of:=[.H23]+[.F24]+[.G24]" table:style-name="ce42">
            <text:p>-72.942,58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173"/>
          <table:table-cell office:value-type="float" office:value="-72942.58" table:formula="of:=[.H24]+[.F25]+[.G25]" table:style-name="ce42">
            <text:p>-72.942,58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style-name="ce42"/>
          <table:table-cell table:style-name="ce173"/>
          <table:table-cell office:value-type="float" office:value="-72942.58" table:formula="of:=[.H25]+[.F26]+[.G26]" table:style-name="ce42">
            <text:p>-72.942,58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style-name="ce173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50:.E62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01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6:.E98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1048477" table:style-name="ro5">
          <table:table-cell table:number-columns-repeated="16384"/>
        </table:table-row>
      </table:table>
      <table:table table:name="10_23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9" table:default-cell-style-name="ce1"/>
        <table:table-column table:style-name="co40" table:default-cell-style-name="ce1"/>
        <table:table-column table:style-name="co11" table:default-cell-style-name="ce1"/>
        <table:table-column table:style-name="co41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1])" table:style-name="ce60">
            <text:p>32.800,00</text:p>
          </table:table-cell>
          <table:table-cell office:value-type="float" office:value="-44478.170000000006" table:formula="of:=SUM([.E4:.E31])" table:style-name="ce60">
            <text:p>-44.478,17</text:p>
          </table:table-cell>
          <table:table-cell office:value-type="float" office:value="14000" table:formula="of:=SUM([.F4:.F31])" table:style-name="ce60">
            <text:p>14.000,00</text:p>
          </table:table-cell>
          <table:table-cell office:value-type="float" office:value="-43968.17" table:formula="of:=SUM([.G4:.G31])" table:style-name="ce60">
            <text:p>-43.968,17</text:p>
          </table:table-cell>
          <table:table-cell office:value-type="float" office:value="-29968.17" table:formula="of:=[.F2]+[.G2]" table:style-name="ce60">
            <text:p>-29.9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56">
            <text:p>02.10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56">
            <text:p>02.10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56">
            <text:p>02.10.2023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4]*-1" table:style-name="ce173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173">
            <text:p>-3.500,00</text:p>
          </table:table-cell>
          <table:table-cell table:style-name="ce173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2" table:style-name="ce173"/>
          <table:table-cell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173">
            <text:p>-3.500,00</text:p>
          </table:table-cell>
          <table:table-cell table:style-name="ce173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173">
            <text:p>-3.500,00</text:p>
          </table:table-cell>
          <table:table-cell table:style-name="ce173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36468.17" table:formula="of:=[.H23]+[.F24]+[.G24]" table:style-name="ce42">
            <text:p>-36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72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9968.17" table:formula="of:=[.H24]+[.F25]+[.G25]" table:style-name="ce42">
            <text:p>-29.9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56">
            <text:p>30.10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3" table:style-name="ce1"/>
          <table:table-cell office:value-type="float" office:value="-29968.17" table:formula="of:=[.H25]+[.F26]+[.G26]" table:style-name="ce42">
            <text:p>-29.9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66">
            <text:p>30.Eki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9968.17" table:formula="of:=[.H26]+[.F27]+[.G27]" table:style-name="ce42">
            <text:p>-29.968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office:value-type="float" office:value="-29968.17" table:formula="of:=[.H27]+[.F28]+[.G28]" table:style-name="ce42">
            <text:p>-29.9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39:.D46])" table:style-name="ce76">
            <text:p>3.425,38</text:p>
          </table:table-cell>
          <table:table-cell office:value-type="float" office:value="3422.73" table:formula="of:=SUM([.E39:.E46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1:.E64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56">
            <text:p>30.08.2023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8:.E103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56">
            <text:p>26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56">
            <text:p>02.09.2023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56">
            <text:p>03.09.202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56">
            <text:p>05.09.2023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56">
            <text:p>06.09.2023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66">
            <text:p>8.Eyl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66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66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66">
            <text:p>11.Eyl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66">
            <text:p>12.Eyl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66">
            <text:p>13.Eyl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66">
            <text:p>14.Eyl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66">
            <text:p>15.Eyl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66">
            <text:p>15.Eyl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66">
            <text:p>15.Eyl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66">
            <text:p>16.Eyl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66">
            <text:p>18.Eyl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66">
            <text:p>19.Eyl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66">
            <text:p>20.Eyl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66">
            <text:p>22.Eyl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66">
            <text:p>22.Eyl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66">
            <text:p>22.Eyl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66">
            <text:p>23.Eyl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52738" table:formula="of:=SUM([.E112:.E121])" table:style-name="ce55">
            <text:p>452738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Umut <text:s text:c="25"/>10000 bankadan snyG<text:s text:c="13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6]*[.C116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7]*[.C117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7" table:style-name="ce103">
            <text:p>27,000</text:p>
          </table:table-cell>
          <table:table-cell office:value-type="float" office:value="850" table:style-name="ce25">
            <text:p>850,00</text:p>
          </table:table-cell>
          <table:table-cell office:value-type="float" office:value="22950" table:formula="of:=[.D118]*[.C118]" table:style-name="ce50">
            <text:p>22.95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9" table:style-name="ce103">
            <text:p>29,000</text:p>
          </table:table-cell>
          <table:table-cell office:value-type="float" office:value="100" table:style-name="ce25">
            <text:p>100,00</text:p>
          </table:table-cell>
          <table:table-cell office:value-type="float" office:value="2900" table:formula="of:=[.D119]*[.C119]" table:style-name="ce50">
            <text:p>2.9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0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52738" table:formula="of:=SUM([.E112:.E121])" table:style-name="ce104">
            <text:p>452.738,00</text:p>
          </table:table-cell>
          <table:table-cell table:number-columns-repeated="16379"/>
        </table:table-row>
        <table:table-row table:number-rows-repeated="1048452" table:style-name="ro5">
          <table:table-cell table:number-columns-repeated="16384"/>
        </table:table-row>
      </table:table>
      <table:table table:name="09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2" table:default-cell-style-name="ce1"/>
        <table:table-column table:style-name="co41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01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03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03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04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4" table:default-cell-style-name="ce1"/>
        <table:table-column table:style-name="co36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02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3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3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44" table:default-cell-style-name="ce1"/>
        <table:table-column table:style-name="co4" table:default-cell-style-name="ce1"/>
        <table:table-column table:style-name="co36" table:default-cell-style-name="ce1"/>
        <table:table-column table:style-name="co44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05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6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02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45" table:default-cell-style-name="ce1"/>
        <table:table-column table:style-name="co4" table:default-cell-style-name="ce1"/>
        <table:table-column table:style-name="co36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07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8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5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44" table:default-cell-style-name="ce1"/>
        <table:table-column table:style-name="co4" table:default-cell-style-name="ce1"/>
        <table:table-column table:style-name="co14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8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02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4">
        <table:table-column table:style-name="co34" table:default-cell-style-name="ce1"/>
        <table:table-column table:style-name="co46" table:default-cell-style-name="ce1"/>
        <table:table-column table:style-name="co36" table:default-cell-style-name="ce1"/>
        <table:table-column table:style-name="co44" table:default-cell-style-name="ce1"/>
        <table:table-column table:style-name="co4" table:default-cell-style-name="ce1"/>
        <table:table-column table:style-name="co36" table:default-cell-style-name="ce1"/>
        <table:table-column table:style-name="co32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09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0"/>
          <table:table-cell table:number-columns-repeated="3" table:style-name="ce96"/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0"/>
          <table:table-cell table:style-name="ce96"/>
          <table:table-cell table:style-name="ce98"/>
          <table:table-cell table:number-columns-repeated="2"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8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4"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7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10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09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10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10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11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12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13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12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13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4">
        <table:table-column table:style-name="co18" table:default-cell-style-name="ce1"/>
        <table:table-column table:style-name="co48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14">
            <text:p>SnyF-M.Kipel Ocak Ayı kirası</text:p>
          </table:table-cell>
          <table:table-cell table:style-name="ce114"/>
          <table:table-cell table:style-name="ce115"/>
          <table:table-cell table:style-name="ce116"/>
          <table:table-cell office:value-type="float" office:value="6920" table:style-name="ce117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14">
            <text:p>Doğuş Kira 6/12-2023-24</text:p>
          </table:table-cell>
          <table:table-cell office:value-type="string" table:style-name="ce114">
            <text:p>bankadan</text:p>
          </table:table-cell>
          <table:table-cell table:style-name="ce115"/>
          <table:table-cell table:style-name="ce116"/>
          <table:table-cell office:value-type="float" office:value="6000" table:style-name="ce117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18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96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0">
            <text:p>30.03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string" table:style-name="ce96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0">
            <text:p>10.10.2022</text:p>
          </table:table-cell>
          <table:table-cell office:value-type="string" table:style-name="ce96">
            <text:p>snyA Ayhan Tüfek 42000-40000</text:p>
          </table:table-cell>
          <table:table-cell table:style-name="ce98"/>
          <table:table-cell office:value-type="string" table:style-name="ce96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0"/>
          <table:table-cell office:value-type="string" table:style-name="ce96">
            <text:p>cihan oto 12-1 ay teminattan kalan</text:p>
          </table:table-cell>
          <table:table-cell table:style-name="ce98"/>
          <table:table-cell table:style-name="ce96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19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20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20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49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1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96">
            <text:p>Kira snyG Metin ÇELİK 4/8 31-12-2022</text:p>
          </table:table-cell>
          <table:table-cell table:style-name="ce96"/>
          <table:table-cell office:value-type="currency" office:value="1000" table:style-name="ce121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0">
            <text:p>30.03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string" table:style-name="ce96">
            <text:p>3 aylık kira bedeli</text:p>
          </table:table-cell>
          <table:table-cell table:style-name="ce9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0">
            <text:p>10.10.2022</text:p>
          </table:table-cell>
          <table:table-cell office:value-type="string" table:style-name="ce96">
            <text:p>snyA Ayhan Tüfek 42000-40000</text:p>
          </table:table-cell>
          <table:table-cell table:style-name="ce98"/>
          <table:table-cell office:value-type="string" table:style-name="ce96">
            <text:p>%57,14 aylık kira bedeli</text:p>
          </table:table-cell>
          <table:table-cell table:style-name="ce96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0"/>
          <table:table-cell office:value-type="string" table:style-name="ce96">
            <text:p>cihan oto 12 ay teminattan kalan</text:p>
          </table:table-cell>
          <table:table-cell table:style-name="ce98"/>
          <table:table-cell table:style-name="ce96"/>
          <table:table-cell office:value-type="float" office:value="100" table:style-name="ce96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2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50" table:default-cell-style-name="ce1"/>
        <table:table-column table:style-name="co51" table:default-cell-style-name="ce1"/>
        <table:table-column table:style-name="co32" table:default-cell-style-name="ce1"/>
        <table:table-column table:style-name="co19" table:default-cell-style-name="ce1"/>
        <table:table-column table:style-name="co32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52" table:default-cell-style-name="ce25"/>
        <table:table-column table:style-name="co10" table:default-cell-style-name="ce25"/>
        <table:table-column table:style-name="co53" table:default-cell-style-name="ce25"/>
        <table:table-column table:style-name="co54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23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23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24">
            <text:p>Tpl / 12</text:p>
          </table:table-cell>
          <table:table-cell office:value-type="float" office:value="37192.837500000001" table:formula="of:=[.B15]/[.A16]" table:style-name="ce125">
            <text:p>37.192,84</text:p>
          </table:table-cell>
          <table:table-cell office:value-type="float" office:value="-21853.567500000005" table:formula="of:=[.C15]/[.A16]" table:style-name="ce126">
            <text:p>-21.853,57</text:p>
          </table:table-cell>
          <table:table-cell table:style-name="ce126"/>
          <table:table-cell office:value-type="float" office:value="45447.670000000006" table:formula="of:=[.E15]/[.A16]" table:style-name="ce126">
            <text:p>45.447,67</text:p>
          </table:table-cell>
          <table:table-cell office:value-type="float" office:value="-26383.058333333334" table:formula="of:=[.F15]/[.A16]" table:style-name="ce126">
            <text:p>-26.383,06</text:p>
          </table:table-cell>
          <table:table-cell office:value-type="float" office:value="19064.611666666668" table:formula="of:=[.G15]/[.A16]" table:style-name="ce126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26">
            <text:p>29,25</text:p>
          </table:table-cell>
          <table:table-cell office:value-type="float" office:value="6.8652675000000007" table:formula="of:=[.K15]/12" table:style-name="ce126">
            <text:p>6,87</text:p>
          </table:table-cell>
          <table:table-cell office:value-type="float" office:value="22.384732499999998" table:formula="of:=[.L15]/12" table:style-name="ce126">
            <text:p>22,38</text:p>
          </table:table-cell>
          <table:table-cell office:value-type="float" office:value="7.1708333333333334" table:formula="of:=[.M15]/12" table:style-name="ce126">
            <text:p>7,17</text:p>
          </table:table-cell>
          <table:table-cell office:value-type="float" office:value="3.8416666666666668" table:formula="of:=[.N15]/12" table:style-name="ce126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2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28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16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17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17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29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30">
            <text:p>06.11.2022</text:p>
          </table:table-cell>
          <table:table-cell office:value-type="string" table:style-name="ce129">
            <text:p>Cihan Elektrik Teminat 1200 – 2/6</text:p>
          </table:table-cell>
          <table:table-cell table:style-name="ce129"/>
          <table:table-cell office:value-type="currency" office:value="200" table:style-name="ce115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30">
            <text:p>05.10.2022</text:p>
          </table:table-cell>
          <table:table-cell office:value-type="string" table:style-name="ce129">
            <text:p>Cihan Elektrik Teminat 1200 – 1/6</text:p>
          </table:table-cell>
          <table:table-cell table:style-name="ce129"/>
          <table:table-cell office:value-type="currency" office:value="200" table:style-name="ce115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30"/>
          <table:table-cell table:number-columns-repeated="2" table:style-name="ce129"/>
          <table:table-cell table:style-name="ce13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30">
            <text:p>30.03.2022</text:p>
          </table:table-cell>
          <table:table-cell office:value-type="string" table:style-name="ce129">
            <text:p>SnyF-Kynkçı Merdal 12/12-2022-23</text:p>
          </table:table-cell>
          <table:table-cell office:value-type="float" office:value="3" table:style-name="ce129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30">
            <text:p>10.10.2022</text:p>
          </table:table-cell>
          <table:table-cell office:value-type="string" table:style-name="ce129">
            <text:p>snyA Ayhan Tüfek 42000-40000</text:p>
          </table:table-cell>
          <table:table-cell table:style-name="ce132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33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33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33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33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33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33"/>
          <table:table-cell table:style-name="ce61"/>
          <table:table-cell office:value-type="currency" office:value="1250" table:style-name="ce134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33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33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33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33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33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33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33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33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4">-2.528,32</text:span></text:p>
          </table:table-cell>
          <table:table-cell table:style-name="ce64"/>
          <table:table-cell table:style-name="ce133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33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33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33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33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33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33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35">
            <text:p>snyA Ayhan Tüfek 42000-40000</text:p>
          </table:table-cell>
          <table:table-cell table:style-name="ce135"/>
          <table:table-cell office:value-type="currency" office:value="2000" table:style-name="ce136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35">
            <text:p>Cihan Elektrik Teminat 1200 – 1/6</text:p>
          </table:table-cell>
          <table:table-cell table:style-name="ce135"/>
          <table:table-cell office:value-type="currency" office:value="200" table:style-name="ce136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30">
            <text:p>30.08.2022</text:p>
          </table:table-cell>
          <table:table-cell office:value-type="string" table:style-name="ce129">
            <text:p>SnyF-Kynkçı Merdal 12/12-2022-23</text:p>
          </table:table-cell>
          <table:table-cell table:style-name="ce129"/>
          <table:table-cell table:style-name="ce131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30">
            <text:p>30.07.2022</text:p>
          </table:table-cell>
          <table:table-cell office:value-type="string" table:style-name="ce129">
            <text:p>SnyF-Kynkçı Merdal 11/12-2022</text:p>
          </table:table-cell>
          <table:table-cell table:style-name="ce129"/>
          <table:table-cell table:style-name="ce131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30">
            <text:p>30.06.2022</text:p>
          </table:table-cell>
          <table:table-cell office:value-type="string" table:style-name="ce129">
            <text:p>SnyF-Kynkçı Merdal 10/12-2022</text:p>
          </table:table-cell>
          <table:table-cell table:style-name="ce129"/>
          <table:table-cell table:style-name="ce131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5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17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7">
            <text:p>Lise Arkası Kira ++++++++++++++++</text:p>
          </table:table-cell>
          <table:table-cell table:style-name="ce137"/>
          <table:table-cell office:value-type="float" office:value="20000" table:style-name="ce138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7">
            <text:p>selanik hesabına aktarılan</text:p>
          </table:table-cell>
          <table:table-cell table:style-name="ce137"/>
          <table:table-cell table:style-name="ce138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30"/>
          <table:table-cell table:number-columns-repeated="2" table:style-name="ce129"/>
          <table:table-cell table:style-name="ce139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30">
            <text:p>30.08.2022</text:p>
          </table:table-cell>
          <table:table-cell office:value-type="string" table:style-name="ce129">
            <text:p>SnyF-Kynkçı Merdal 12/12-2022-23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30">
            <text:p>30.07.2022</text:p>
          </table:table-cell>
          <table:table-cell office:value-type="string" table:style-name="ce129">
            <text:p>SnyF-Kynkçı Merdal 11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30">
            <text:p>30.06.2022</text:p>
          </table:table-cell>
          <table:table-cell office:value-type="string" table:style-name="ce129">
            <text:p>SnyF-Kynkçı Merdal 10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40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1">
            <text:p>Lise Arkası Kira ++++++++++++++++</text:p>
          </table:table-cell>
          <table:table-cell table:style-name="ce141"/>
          <table:table-cell office:value-type="float" office:value="20000" table:style-name="ce142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30">
            <text:p>30.08.2022</text:p>
          </table:table-cell>
          <table:table-cell office:value-type="string" table:style-name="ce129">
            <text:p>SnyF-Kynkçı Merdal 12/12-2022-23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30">
            <text:p>30.07.2022</text:p>
          </table:table-cell>
          <table:table-cell office:value-type="string" table:style-name="ce129">
            <text:p>SnyF-Kynkçı Merdal 11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30">
            <text:p>30.06.2022</text:p>
          </table:table-cell>
          <table:table-cell office:value-type="string" table:style-name="ce129">
            <text:p>SnyF-Kynkçı Merdal 10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55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4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4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43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4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4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44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5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4">
            <text:p>Doğuş Kira 11/12-2022-23 kalan bakiye</text:p>
          </table:table-cell>
          <table:table-cell table:style-name="ce114"/>
          <table:table-cell office:value-type="float" office:value="1000" table:style-name="ce117">
            <text:p>1.000,00</text:p>
          </table:table-cell>
          <table:table-cell table:style-name="ce114"/>
          <table:table-cell office:value-type="float" office:value="1000" table:style-name="ce146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47">
            <text:p>Doğuş Kira 12/12-2022-23 BANKADAN</text:p>
          </table:table-cell>
          <table:table-cell office:value-type="string" table:style-name="ce147">
            <text:p>BH</text:p>
          </table:table-cell>
          <table:table-cell office:value-type="float" office:value="5000" table:style-name="ce148">
            <text:p>5.000,00</text:p>
          </table:table-cell>
          <table:table-cell table:style-name="ce147"/>
          <table:table-cell office:value-type="float" office:value="5000" table:style-name="ce149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4">
            <text:p>SnyF-Kynkçı Merdal elektrik haziran</text:p>
          </table:table-cell>
          <table:table-cell table:style-name="ce114"/>
          <table:table-cell table:style-name="ce150"/>
          <table:table-cell table:style-name="ce114"/>
          <table:table-cell office:value-type="float" office:value="445.63" table:style-name="ce114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9">
            <text:p>SnyF-Kynkçı Merdal 10/12-2022</text:p>
          </table:table-cell>
          <table:table-cell table:style-name="ce129"/>
          <table:table-cell office:value-type="float" office:value="4000" table:formula="of:=['07'.D55]" table:style-name="ce139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9">
            <text:p>SnyF-Kynkçı Merdal 11/12-2022</text:p>
          </table:table-cell>
          <table:table-cell table:style-name="ce129"/>
          <table:table-cell office:value-type="float" office:value="4000" table:style-name="ce139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44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44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51">
            <text:p>05.07.2022</text:p>
          </table:table-cell>
          <table:table-cell office:value-type="string" table:style-name="ce147">
            <text:p>Doğuş Kira 11/12-2022-23<text:s/><text:span text:style-name="T5">BANKADAN</text:span></text:p>
          </table:table-cell>
          <table:table-cell table:style-name="ce147"/>
          <table:table-cell office:value-type="float" office:value="4000" table:style-name="ce148">
            <text:p>4.000,00</text:p>
          </table:table-cell>
          <table:table-cell table:style-name="ce147"/>
          <table:table-cell office:value-type="float" office:value="4000" table:style-name="ce149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41">
            <text:p>Doğuş Kira 11/12-2022-23 kalan bakiye</text:p>
          </table:table-cell>
          <table:table-cell table:style-name="ce141"/>
          <table:table-cell office:value-type="float" office:value="1000" table:style-name="ce152">
            <text:p>1.000,00</text:p>
          </table:table-cell>
          <table:table-cell table:style-name="ce141"/>
          <table:table-cell table:style-name="ce153"/>
          <table:table-cell table:style-name="ce154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5">
            <text:p>SnyF-Kynkçı Merdal elektrik</text:p>
          </table:table-cell>
          <table:table-cell table:style-name="ce155"/>
          <table:table-cell office:value-type="float" office:value="445.63" table:style-name="ce156">
            <text:p>445,63</text:p>
          </table:table-cell>
          <table:table-cell table:style-name="ce157"/>
          <table:table-cell table:style-name="ce155"/>
          <table:table-cell table:style-name="ce157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5">
            <text:p>SnyF-Kynkçı Merdal 10/12-2022</text:p>
          </table:table-cell>
          <table:table-cell table:style-name="ce155"/>
          <table:table-cell office:value-type="float" office:value="4000" table:style-name="ce142">
            <text:p>4.000,00</text:p>
          </table:table-cell>
          <table:table-cell table:number-columns-repeated="3" table:style-name="ce141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8">
            <text:p>Mesut Elektrik</text:p>
          </table:table-cell>
          <table:table-cell table:style-name="ce158"/>
          <table:table-cell office:value-type="float" office:value="182.86" table:style-name="ce158">
            <text:p>182,86</text:p>
          </table:table-cell>
          <table:table-cell table:number-columns-repeated="3" table:style-name="ce159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9522138254 /CK ÇEPESAŞ/FATURA</text:p>
          </table:table-cell>
          <table:table-cell table:number-columns-repeated="2" table:style-name="ce160"/>
          <table:table-cell office:value-type="float" office:value="-1317.2" table:style-name="ce161">
            <text:p>-1.317,20</text:p>
          </table:table-cell>
          <table:table-cell table:style-name="ce161"/>
          <table:table-cell office:value-type="float" office:value="-1317.2" table:style-name="ce161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2">
            <text:p>amazon 240gbWd ssd-braun-64gb 3/6</text:p>
          </table:table-cell>
          <table:table-cell table:number-columns-repeated="2" table:style-name="ce162"/>
          <table:table-cell office:value-type="float" office:value="-177.65" table:style-name="ce163">
            <text:p>-177,65</text:p>
          </table:table-cell>
          <table:table-cell table:number-columns-repeated="2" table:style-name="ce163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60">
            <text:p>4876 KK</text:p>
          </table:table-cell>
          <table:table-cell table:number-columns-repeated="2" table:style-name="ce160"/>
          <table:table-cell table:style-name="ce164"/>
          <table:table-cell table:style-name="ce161"/>
          <table:table-cell office:value-type="float" office:value="-1561.71" table:style-name="ce161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5">
            <text:p>Doğuş Kira 11/12-2022-23</text:p>
          </table:table-cell>
          <table:table-cell table:style-name="ce155"/>
          <table:table-cell office:value-type="float" office:value="5000" table:style-name="ce157">
            <text:p>5.000,00</text:p>
          </table:table-cell>
          <table:table-cell table:number-columns-repeated="3" table:style-name="ce157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51">
            <text:p>20.06.2022</text:p>
          </table:table-cell>
          <table:table-cell office:value-type="string" table:style-name="ce147">
            <text:p>SnyF-Kynkçı Merdal 9/12-2022</text:p>
          </table:table-cell>
          <table:table-cell table:number-columns-repeated="3" table:style-name="ce147"/>
          <table:table-cell office:value-type="float" office:value="4000" table:style-name="ce149">
            <text:p>4.000,00</text:p>
          </table:table-cell>
          <table:table-cell table:style-name="ce147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55"/>
          <table:table-cell office:value-type="string" table:style-name="ce155">
            <text:p>SnyF-Kynkçı Merdal 10/12-2022</text:p>
          </table:table-cell>
          <table:table-cell table:style-name="ce155"/>
          <table:table-cell office:value-type="float" office:value="4000" table:style-name="ce165">
            <text:p>4.000,00</text:p>
          </table:table-cell>
          <table:table-cell table:number-columns-repeated="3" table:style-name="ce155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5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2">
            <text:p>audi benzin</text:p>
          </table:table-cell>
          <table:table-cell table:number-columns-repeated="2" table:style-name="ce162"/>
          <table:table-cell office:value-type="float" office:value="-100" table:style-name="ce163">
            <text:p>-100,00</text:p>
          </table:table-cell>
          <table:table-cell table:number-columns-repeated="2" table:style-name="ce163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60">
            <text:p>4876 KK</text:p>
          </table:table-cell>
          <table:table-cell table:number-columns-repeated="2" table:style-name="ce160"/>
          <table:table-cell table:style-name="ce164"/>
          <table:table-cell table:style-name="ce161"/>
          <table:table-cell office:value-type="float" office:value="-907.97" table:style-name="ce161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66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67"/>
          <table:table-cell office:value-type="string" table:style-name="ce155">
            <text:p>SnyF-Kynkçı Merdal 9/12-2022</text:p>
          </table:table-cell>
          <table:table-cell table:style-name="ce155"/>
          <table:table-cell office:value-type="float" office:value="4000" table:style-name="ce168">
            <text:p>4.000,00</text:p>
          </table:table-cell>
          <table:table-cell table:style-name="ce155"/>
          <table:table-cell table:number-columns-repeated="2" table:style-name="ce157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55" table:default-cell-style-name="ce1"/>
        <table:table-column table:style-name="co5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62">
            <text:p>06 yb 1397 2. taksit</text:p>
          </table:table-cell>
          <table:table-cell table:number-columns-repeated="2" table:style-name="ce162"/>
          <table:table-cell office:value-type="float" office:value="-169" table:style-name="ce163">
            <text:p>-169,00</text:p>
          </table:table-cell>
          <table:table-cell table:style-name="ce169"/>
          <table:table-cell table:style-name="ce163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60">
            <text:p>4876 KK</text:p>
          </table:table-cell>
          <table:table-cell table:number-columns-repeated="2" table:style-name="ce160"/>
          <table:table-cell table:number-columns-repeated="2" table:style-name="ce164"/>
          <table:table-cell office:value-type="float" office:value="-3998.85" table:style-name="ce161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47">
            <text:p>Doğuş Kira 9/12-2022-23 <text:s text:c="3"/>+2000</text:p>
          </table:table-cell>
          <table:table-cell table:style-name="ce166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60" table:default-cell-style-name="ce1"/>
        <table:table-column table:style-name="co61" table:default-cell-style-name="ce1"/>
        <table:table-column table:style-name="co56" table:default-cell-style-name="ce1"/>
        <table:table-column table:style-name="co19" table:default-cell-style-name="ce1"/>
        <table:table-column table:style-name="co32" table:default-cell-style-name="ce1"/>
        <table:table-column table:style-name="co19" table:default-cell-style-name="ce1"/>
        <table:table-column table:style-name="co32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70">
            <text:p>4876 KK</text:p>
          </table:table-cell>
          <table:table-cell office:value-type="string" table:style-name="ce170">
            <text:p>B</text:p>
          </table:table-cell>
          <table:table-cell table:style-name="ce170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62" table:default-cell-style-name="ce1"/>
        <table:table-column table:style-name="co16" table:default-cell-style-name="ce1"/>
        <table:table-column table:style-name="co57" table:default-cell-style-name="ce1"/>
        <table:table-column table:style-name="co51" table:number-columns-repeated="2" table:default-cell-style-name="ce1"/>
        <table:table-column table:style-name="co44" table:default-cell-style-name="ce1"/>
        <table:table-column table:style-name="co32" table:default-cell-style-name="ce1"/>
        <table:table-column table:style-name="co4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70">
            <text:p>4876 KK</text:p>
          </table:table-cell>
          <table:table-cell office:value-type="string" table:style-name="ce170">
            <text:p>B</text:p>
          </table:table-cell>
          <table:table-cell table:style-name="ce170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7" table:default-cell-style-name="ce1"/>
        <table:table-column table:style-name="co47" table:default-cell-style-name="ce1"/>
        <table:table-column table:style-name="co36" table:default-cell-style-name="ce42"/>
        <table:table-column table:style-name="co32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71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70">
            <text:p>4876 KK</text:p>
          </table:table-cell>
          <table:table-cell office:value-type="string" table:style-name="ce170">
            <text:p>B</text:p>
          </table:table-cell>
          <table:table-cell table:style-name="ce170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62" table:number-columns-repeated="2" table:default-cell-style-name="ce1"/>
        <table:table-column table:style-name="co3" table:default-cell-style-name="ce1"/>
        <table:table-column table:style-name="co32" table:default-cell-style-name="ce1"/>
        <table:table-column table:style-name="co7" table:default-cell-style-name="ce1"/>
        <table:table-column table:style-name="co63" table:default-cell-style-name="ce1"/>
        <table:table-column table:style-name="co52" table:default-cell-style-name="ce1"/>
        <table:table-column table:style-name="co64" table:default-cell-style-name="ce1"/>
        <table:table-column table:style-name="co65" table:default-cell-style-name="ce1"/>
        <table:table-column table:style-name="co1" table:default-cell-style-name="ce1"/>
        <table:table-column table:style-name="co65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23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23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24">
            <text:p>Tpl / 12</text:p>
          </table:table-cell>
          <table:table-cell office:value-type="float" office:value="37192.837500000001" table:style-name="ce125">
            <text:p>37.192,84</text:p>
          </table:table-cell>
          <table:table-cell office:value-type="float" office:value="-21933.009166666699" table:style-name="ce126">
            <text:p>-21.933,01</text:p>
          </table:table-cell>
          <table:table-cell table:style-name="ce126"/>
          <table:table-cell office:value-type="float" office:value="45447.67" table:style-name="ce126">
            <text:p>45.447,67</text:p>
          </table:table-cell>
          <table:table-cell office:value-type="float" office:value="-26383.058333333302" table:style-name="ce126">
            <text:p>-26.383,06</text:p>
          </table:table-cell>
          <table:table-cell office:value-type="float" office:value="19064.6116666667" table:style-name="ce126">
            <text:p>19.064,61</text:p>
          </table:table-cell>
          <table:table-cell table:style-name="ce39"/>
          <table:table-cell table:style-name="ce40"/>
          <table:table-cell office:value-type="float" office:value="29.25" table:style-name="ce126">
            <text:p>29,25</text:p>
          </table:table-cell>
          <table:table-cell office:value-type="float" office:value="6.8652674999999999" table:style-name="ce126">
            <text:p>6,87</text:p>
          </table:table-cell>
          <table:table-cell office:value-type="float" office:value="22.384732499999998" table:style-name="ce126">
            <text:p>22,38</text:p>
          </table:table-cell>
          <table:table-cell office:value-type="float" office:value="7.1708333333333298" table:style-name="ce126">
            <text:p>7,17</text:p>
          </table:table-cell>
          <table:table-cell office:value-type="float" office:value="3.8416666666666699" table:style-name="ce126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NAZAN.B21:NAZAN.I45" table:name="Tablo1" table:display-filter-buttons="true">
          <table:filter>
            <table:filter-condition table:field-number="5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text>%</number:text>
      <number:number number:decimal-places="2" number:min-decimal-places="2" number:min-integer-digits="1"/>
    </number:percentage-style>
    <number:number-style style:name="N37">
      <number:number number:decimal-places="3" number:min-decimal-places="3" number:min-integer-digits="1" number:grouping="true"/>
    </number:number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">
      <number:day number:style="long"/>
      <number:text>.</number:text>
      <number:month number:style="long"/>
      <number:text>.</number:text>
      <number:year number:style="long"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">
      <number:text>Tpl / </number:text>
      <number:number number:min-integer-digits="1"/>
    </number:number-style>
    <number:date-style style:name="N43">
      <number:day/>
      <number:text>.</number:text>
      <number:month number:textual="true"/>
    </number:dat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date-style style:name="N45">
      <number:day/>
      <number:text>.</number:text>
      <number:month number:style="long"/>
      <number:text>.</number:text>
      <number:year number:style="long"/>
    </number:date-style>
    <number:percentage-style style:name="N46">
      <number:number number:decimal-places="4" number:min-decimal-places="4" number:min-integer-digits="1"/>
      <number:text>%</number:text>
    </number:percentag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01T13:29:57Z</dc:date>
    <meta:editing-cycles>255</meta:editing-cycles>
    <meta:editing-duration>PT26550S</meta:editing-duration>
  </office:meta>
</office:document-meta>
</file>